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BARRERA ARANIBAR, JAIME FERNANDO</text:p>
            <text:p text:style-name="P5"><text:span text:style-name="T15">Dni</text:span><text:span text:style-name="T14">:3211046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ASM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1833855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BARRERA ARANIBAR, JAIME FERNAN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211046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ENTREGA EN CASMA DE RETORNO A LI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3:17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